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6A000000710E09B00B.eps" manifest:media-type=""/>
  <manifest:file-entry manifest:full-path="Pictures/20000001000001390000012DAA730B4C.svm" manifest:media-type=""/>
  <manifest:file-entry manifest:full-path="Pictures/2000000100000204000001318FF63BAA.svm" manifest:media-type=""/>
  <manifest:file-entry manifest:full-path="Pictures/20000001000001310000012D62166E45.svm" manifest:media-type=""/>
  <manifest:file-entry manifest:full-path="Pictures/20000001000006850000015FFB47B96C.svm" manifest:media-type=""/>
  <manifest:file-entry manifest:full-path="Pictures/10000000000000200000002000309F1C.png" manifest:media-type="image/png"/>
  <manifest:file-entry manifest:full-path="Pictures/20000001000007A80000034E14273124.svm" manifest:media-type=""/>
  <manifest:file-entry manifest:full-path="Pictures/20000001000000FE000001038E021CBF.svm" manifest:media-type=""/>
  <manifest:file-entry manifest:full-path="Pictures/2000000100000204000001758ED360B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 \left( 1- A_V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C \left( \frac{A_V -1}{A_V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M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3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113cm" svg:height="2.031cm" svg:x="0.83cm" svg:y="0.457cm">
          <draw:image xlink:href="Pictures/200000020000026A000000710E09B00B.eps" xlink:type="simple" xlink:show="embed" xlink:actuate="onLoad">
            <text:p/>
          </draw:image>
        </draw:frame>
        <draw:frame draw:style-name="gr2" draw:layer="layout" svg:width="0.937cm" svg:height="0.911cm" svg:x="8.75cm" svg:y="1.569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7.277cm" svg:y="1.5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65cm" svg:height="0.36cm" svg:x="0.408cm" svg:y="1.147cm">
          <draw:image xlink:href="Pictures/20000001000001310000012D62166E45.svm" xlink:type="simple" xlink:show="embed" xlink:actuate="onLoad">
            <text:p/>
          </draw:image>
        </draw:frame>
        <draw:frame draw:style-name="gr4" draw:text-style-name="P1" draw:layer="layout" svg:width="0.618cm" svg:height="0.365cm" svg:x="2.083cm" svg:y="0.772cm">
          <draw:image xlink:href="Pictures/2000000100000204000001318FF63BAA.svm" xlink:type="simple" xlink:show="embed" xlink:actuate="onLoad">
            <text:p/>
          </draw:image>
        </draw:frame>
        <draw:frame draw:style-name="gr5" draw:text-style-name="P1" draw:layer="layout" svg:width="2.002cm" svg:height="0.42cm" svg:x="2.083cm" svg:y="1.585cm">
          <draw:image xlink:href="Pictures/20000001000006850000015FFB47B96C.svm" xlink:type="simple" xlink:show="embed" xlink:actuate="onLoad">
            <text:p/>
          </draw:image>
        </draw:frame>
        <draw:frame draw:style-name="gr6" draw:text-style-name="P1" draw:layer="layout" svg:width="1.959cm" svg:height="0.845cm" svg:x="3.844cm" svg:y="0.302cm">
          <draw:image xlink:href="Pictures/20000001000007A80000034E14273124.svm" xlink:type="simple" xlink:show="embed" xlink:actuate="onLoad">
            <text:p/>
          </draw:image>
        </draw:frame>
        <draw:frame draw:style-name="gr7" draw:text-style-name="P1" draw:layer="layout" svg:width="0.618cm" svg:height="0.446cm" svg:x="5.129cm" svg:y="1.602cm">
          <draw:image xlink:href="Pictures/2000000100000204000001758ED360B9.svm" xlink:type="simple" xlink:show="embed" xlink:actuate="onLoad">
            <text:p/>
          </draw:image>
        </draw:frame>
        <draw:frame draw:style-name="gr8" draw:text-style-name="P1" draw:layer="layout" svg:width="0.374cm" svg:height="0.36cm" svg:x="7.077cm" svg:y="1.147cm">
          <draw:image xlink:href="Pictures/20000001000001390000012DAA730B4C.svm" xlink:type="simple" xlink:show="embed" xlink:actuate="onLoad">
            <text:p/>
          </draw:image>
        </draw:frame>
        <draw:frame draw:style-name="gr3" draw:text-style-name="P1" draw:layer="layout" svg:width="0.365cm" svg:height="0.36cm" svg:x="9.104cm" svg:y="1.147cm">
          <draw:image xlink:href="Pictures/20000001000001310000012D62166E45.svm" xlink:type="simple" xlink:show="embed" xlink:actuate="onLoad">
            <text:p/>
          </draw:image>
        </draw:frame>
        <draw:frame draw:style-name="gr9" draw:text-style-name="P1" draw:layer="layout" svg:width="0.304cm" svg:height="0.31cm" svg:x="10.612cm" svg:y="1.17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406cm" svg:height="0.39cm" svg:x="11.984cm" svg:y="1.147cm">
          <draw:image xlink:href="Pictures/20000001000001390000012DAA730B4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49M5S</meta:editing-duration>
    <meta:editing-cycles>13</meta:editing-cycles>
    <meta:generator>LibreOffice/3.3$Linux LibreOffice_project/330m19$Build-401</meta:generator>
    <dc:title>kkkFigures</dc:title>
    <meta:initial-creator>kkk </meta:initial-creator>
    <dc:date>2014-03-06T19:24:29</dc:date>
    <dc:creator>kkk </dc:creator>
    <meta:document-statistic meta:object-count="12"/>
    <meta:template xlink:type="simple" xlink:actuate="onRequest" xlink:title="kkkFigures" xlink:href="../../../../.libreoffice/3/user/template/kkkFigures.otg" meta:date="2014-02-01T21:06:06"/>
  </office:meta>
</office:document-meta>
</file>